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390caa" officeooo:paragraph-rsid="001236fa" style:font-size-asian="12pt" style:font-size-complex="12pt"/>
    </style:style>
    <style:style style:name="P2" style:family="paragraph" style:parent-style-name="Standard">
      <style:text-properties fo:font-size="12pt" officeooo:rsid="001a2a7f" officeooo:paragraph-rsid="001236fa" style:font-size-asian="12pt" style:font-size-complex="12pt"/>
    </style:style>
    <style:style style:name="P3" style:family="paragraph" style:parent-style-name="Standard">
      <style:text-properties fo:font-size="12pt" officeooo:rsid="001a2a7f" officeooo:paragraph-rsid="00146fba" style:font-size-asian="12pt" style:font-size-complex="12pt"/>
    </style:style>
    <style:style style:name="P4" style:family="paragraph" style:parent-style-name="Standard">
      <style:text-properties fo:font-size="12pt" officeooo:rsid="001a2a7f" officeooo:paragraph-rsid="0018e24f" style:font-size-asian="12pt" style:font-size-complex="12pt"/>
    </style:style>
    <style:style style:name="P5" style:family="paragraph" style:parent-style-name="Standard">
      <style:text-properties fo:font-size="12pt" officeooo:rsid="001bc938" officeooo:paragraph-rsid="001236fa" style:font-size-asian="12pt" style:font-size-complex="12pt"/>
    </style:style>
    <style:style style:name="P6" style:family="paragraph" style:parent-style-name="Standard">
      <style:text-properties fo:font-size="12pt" officeooo:rsid="00202c45" officeooo:paragraph-rsid="001236fa" style:font-size-asian="12pt" style:font-size-complex="12pt"/>
    </style:style>
    <style:style style:name="P7" style:family="paragraph" style:parent-style-name="Standard">
      <style:text-properties fo:font-size="12pt" officeooo:rsid="001236fa" officeooo:paragraph-rsid="001236fa" style:font-size-asian="12pt" style:font-size-complex="12pt"/>
    </style:style>
    <style:style style:name="P8" style:family="paragraph" style:parent-style-name="Standard">
      <style:text-properties fo:font-size="12pt" officeooo:rsid="001236fa" officeooo:paragraph-rsid="00146fba" style:font-size-asian="12pt" style:font-size-complex="12pt"/>
    </style:style>
    <style:style style:name="P9" style:family="paragraph" style:parent-style-name="Standard">
      <style:text-properties fo:font-size="12pt" officeooo:rsid="0012da95" officeooo:paragraph-rsid="0012da95" style:font-size-asian="12pt" style:font-size-complex="12pt"/>
    </style:style>
    <style:style style:name="P10" style:family="paragraph" style:parent-style-name="Standard">
      <style:text-properties fo:font-size="12pt" officeooo:rsid="0012da95" officeooo:paragraph-rsid="00151a76" style:font-size-asian="12pt" style:font-size-complex="12pt"/>
    </style:style>
    <style:style style:name="P11" style:family="paragraph" style:parent-style-name="Standard">
      <style:text-properties fo:font-size="12pt" officeooo:rsid="00146fba" officeooo:paragraph-rsid="00146fba" style:font-size-asian="12pt" style:font-size-complex="12pt"/>
    </style:style>
    <style:style style:name="T1" style:family="text">
      <style:text-properties officeooo:rsid="001b9bb9"/>
    </style:style>
    <style:style style:name="T2" style:family="text">
      <style:text-properties officeooo:rsid="001cf34d"/>
    </style:style>
    <style:style style:name="T3" style:family="text">
      <style:text-properties officeooo:rsid="001236fa"/>
    </style:style>
    <style:style style:name="T4" style:family="text">
      <style:text-properties officeooo:rsid="0012da95"/>
    </style:style>
    <style:style style:name="T5" style:family="text">
      <style:text-properties officeooo:rsid="00146fba"/>
    </style:style>
    <style:style style:name="T6" style:family="text">
      <style:text-properties officeooo:rsid="00151a76"/>
    </style:style>
    <style:style style:name="T7" style:family="text">
      <style:text-properties officeooo:rsid="0018e2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S SAMEEM</text:p>
      <text:p text:style-name="P1">ROLL NO: 57</text:p>
      <text:p text:style-name="P1">CLASS: S5R</text:p>
      <text:p text:style-name="P1">EXPERIMENT NO: <text:span text:style-name="T3">4</text:span></text:p>
      <text:p text:style-name="P1">DATE: <text:span text:style-name="T3">10</text:span>/12/2021</text:p>
      <text:p text:style-name="P2"/>
      <text:p text:style-name="P2">-----<text:span text:style-name="T1">CREATION OF TABLE-----</text:span></text:p>
      <text:p text:style-name="P2"/>
      <text:p text:style-name="P5">CREATE TABLE CUSTOMER<text:span text:style-name="T3">1</text:span>(cust_id <text:span text:style-name="T3">number(4) </text:span>not null primary key,cust_name varchar(10) not null,city varchar(11) not null,amount number(6) not null,discount number(3) not null,salesman_id varchar(12) not null);</text:p>
      <text:p text:style-name="P5"/>
      <text:p text:style-name="P2">-----<text:span text:style-name="T1">DESCRIPTION OF TABLE-----</text:span></text:p>
      <text:p text:style-name="P2"/>
      <text:p text:style-name="P2">SQL&gt; desc CUSTOMER1;</text:p>
      <text:p text:style-name="P2"><text:s/>Name<text:tab/><text:tab/><text:tab/><text:tab/><text:tab/>Null? <text:s text:c="3"/><text:tab/>Type</text:p>
      <text:p text:style-name="P2"><text:s/>----------------------------------------- <text:tab/>-------- <text:tab/><text:tab/>----------------------------</text:p>
      <text:p text:style-name="P2"><text:s/>CUST_ID<text:tab/><text:tab/><text:tab/><text:tab/>NOT NULL <text:tab/>NUMBER(4)</text:p>
      <text:p text:style-name="P2"><text:s/>CUST_NAME<text:tab/><text:tab/><text:tab/>NOT NULL <text:tab/>VARCHAR2(10)</text:p>
      <text:p text:style-name="P2"><text:s/>CITY<text:tab/><text:tab/><text:tab/><text:tab/><text:tab/>NOT NULL <text:tab/>VARCHAR2(11)</text:p>
      <text:p text:style-name="P2"><text:s/>AMOUNT <text:tab/><text:tab/><text:tab/><text:tab/>NOT NULL <text:tab/>NUMBER(6)</text:p>
      <text:p text:style-name="P2"><text:s/>DISCOUNT<text:tab/><text:tab/><text:tab/><text:tab/>NOT NULL <text:tab/>NUMBER(3)</text:p>
      <text:p text:style-name="P2"><text:s/>SALESMAN_ID<text:tab/><text:tab/><text:tab/>NOT NULL <text:tab/>VARCHAR2(12)</text:p>
      <text:p text:style-name="P2"/>
      <text:p text:style-name="P2">-----<text:span text:style-name="T2">INSERTION OF VALUES INTO TABLES-----</text:span></text:p>
      <text:p text:style-name="P2"/>
      <text:p text:style-name="P6">INSERT INTO CUSTOMER1 VALUES(100,'Deepa','Trivandrum',1050,2,'K0010');</text:p>
      <text:p text:style-name="P6">INSERT INTO CUSTOMER1 VALUES(10<text:span text:style-name="T3">1</text:span>,'D<text:span text:style-name="T3">on</text:span>','Trivandrum',<text:span text:style-name="T3">8040</text:span>,<text:span text:style-name="T4">4,</text:span>'K0010');</text:p>
      <text:p text:style-name="P6">INSERT INTO CUSTOMER1 VALUES(10<text:span text:style-name="T3">2</text:span>,'<text:span text:style-name="T3">Manacy</text:span>','<text:span text:style-name="T3">Kollam</text:span>',<text:span text:style-name="T3">20030</text:span>,<text:span text:style-name="T4">6</text:span>,'<text:span text:style-name="T4">A200tmp</text:span>');</text:p>
      <text:p text:style-name="P6">INSERT INTO CUSTOMER1 VALUES(10<text:span text:style-name="T3">3</text:span>,'<text:span text:style-name="T3">Karthika</text:span>','<text:span text:style-name="T3">Ernakulam</text:span>',<text:span text:style-name="T3">8400</text:span>,2<text:span text:style-name="T4">0</text:span>,'<text:span text:style-name="T4">EkmX1050</text:span>');</text:p>
      <text:p text:style-name="P6">INSERT INTO CUSTOMER1 VALUES(10<text:span text:style-name="T3">4</text:span>,'<text:span text:style-name="T3">Tulasi</text:span>','<text:span text:style-name="T3">Ernakulam</text:span>',<text:span text:style-name="T3">2500</text:span>,2,'<text:span text:style-name="T4">EkmY2342</text:span>');</text:p>
      <text:p text:style-name="P6">INSERT INTO CUSTOMER1 VALUES(10<text:span text:style-name="T3">5</text:span>,'<text:span text:style-name="T3">Roy</text:span>','Trivandrum',<text:span text:style-name="T3">2900</text:span>,<text:span text:style-name="T4">4</text:span>,'<text:span text:style-name="T4">L1045</text:span>');</text:p>
      <text:p text:style-name="P6">INSERT INTO CUSTOMER1 VALUES(10<text:span text:style-name="T3">6</text:span>,'<text:span text:style-name="T3">Vivek</text:span>','Trivandrum',<text:span text:style-name="T3">3200</text:span>,<text:span text:style-name="T4">8</text:span>,'<text:span text:style-name="T4">L1045</text:span>');</text:p>
      <text:p text:style-name="P6">INSERT INTO CUSTOMER1 VALUES(10<text:span text:style-name="T3">8</text:span>,'<text:span text:style-name="T3">Bhasi</text:span>','<text:span text:style-name="T3">Kottayam</text:span>',<text:span text:style-name="T3">12860</text:span>,<text:span text:style-name="T4">10</text:span>,'K<text:span text:style-name="T4">tmP1028</text:span>');</text:p>
      <text:p text:style-name="P6">INSERT INTO CUSTOMER1 VALUES(10<text:span text:style-name="T3">9</text:span>,'<text:span text:style-name="T3">Anurag</text:span>','<text:span text:style-name="T3">Kottayam</text:span>',<text:span text:style-name="T3">3860</text:span>,<text:span text:style-name="T4">1</text:span>2,'K<text:span text:style-name="T4">tmB158tmp</text:span>');</text:p>
      <text:p text:style-name="P6">INSERT INTO CUSTOMER1 VALUES(1<text:span text:style-name="T3">10</text:span>,'<text:span text:style-name="T3">antony</text:span>','<text:span text:style-name="T3">Kottayam</text:span>',<text:span text:style-name="T3">98</text:span>0<text:span text:style-name="T3">0</text:span>,<text:span text:style-name="T4">8</text:span>,'K<text:span text:style-name="T4">tmP1028</text:span>');</text:p>
      <text:p text:style-name="P6">INSERT INTO CUSTOMER1 VALUES(1<text:span text:style-name="T3">11</text:span>,'<text:span text:style-name="T3">Meeran</text:span>','Tri<text:span text:style-name="T3">chur</text:span>',<text:span text:style-name="T3">6700</text:span>,<text:span text:style-name="T4">6</text:span>,'<text:span text:style-name="T4">R3085</text:span>');</text:p>
      <text:p text:style-name="P6"/>
      <text:p text:style-name="P2">-----<text:span text:style-name="T2">DISPLAY OF TABLES-----</text:span></text:p>
      <text:p text:style-name="P2"/>
      <text:p text:style-name="P2">SQL&gt; SELECT * FROM CUSTOMER1;</text:p>
      <text:p text:style-name="P2"/>
      <text:p text:style-name="P2">CUST_ID <text:tab/>CUST_NAME <text:s/>CITY<text:tab/> <text:s text:c="5"/><text:tab/>AMOUNT <text:s text:c="2"/><text:tab/>DISCOUNT <text:tab/>SALESMAN_ID</text:p>
      <text:p text:style-name="P2">---------- <text:tab/>---------- <text:tab/>----------- <text:tab/>---------- <text:tab/>---------- <text:tab/>------------</text:p>
      <text:p text:style-name="P2">100 <text:tab/><text:tab/>Deepa <text:s text:c="5"/><text:tab/>Trivandrum<text:tab/>1050<text:tab/> <text:s text:c="5"/><text:tab/>2 <text:tab/><text:tab/>K0010</text:p>
      <text:p text:style-name="P2">101 <text:tab/><text:tab/>Don<text:tab/> <text:s text:c="5"/><text:tab/>Trivandrum<text:tab/>8040<text:tab/> <text:s text:c="5"/><text:tab/>4 <text:tab/><text:tab/>K0010</text:p>
      <text:p text:style-name="P2">102 <text:tab/><text:tab/>Manacy <text:s text:c="4"/><text:tab/>Kollam<text:tab/>20030<text:tab/> <text:s text:c="5"/><text:tab/>6 <text:tab/><text:tab/>A200tmp</text:p>
      <text:p text:style-name="P2">103 <text:tab/><text:tab/>Karthika <text:s text:c="2"/><text:tab/>Ernakulam <text:tab/>8400<text:tab/> <text:s text:c="4"/><text:tab/>20 <text:tab/><text:tab/>EkmX1050</text:p>
      <text:p text:style-name="P2">104 <text:tab/><text:tab/>Tulasi <text:s text:c="4"/><text:tab/>Ernakulam <text:tab/>2500<text:tab/> <text:s text:c="5"/><text:tab/>2 <text:tab/><text:tab/>EkmY2342</text:p>
      <text:p text:style-name="P2">105 <text:tab/><text:tab/>Roy<text:tab/> <text:s text:c="5"/><text:tab/>Trivandrum<text:tab/>2900<text:tab/> <text:s text:c="5"/><text:tab/>4 <text:tab/><text:tab/>L1045</text:p>
      <text:p text:style-name="P2">106 <text:tab/><text:tab/>Vivek <text:s text:c="4"/><text:tab/>Trivandrum<text:tab/>3200<text:tab/> <text:s text:c="5"/><text:tab/>8 <text:tab/><text:tab/>L1045</text:p>
      <text:p text:style-name="P2">108 <text:tab/><text:tab/>Bhasi <text:s text:c="5"/><text:tab/>Kottayam<text:tab/>12860<text:tab/> <text:s text:c="4"/><text:tab/>10 <text:tab/><text:tab/>KtmP1028</text:p>
      <text:p text:style-name="P2"><text:soft-page-break/>109 <text:tab/><text:tab/>Anurag <text:s text:c="4"/><text:tab/>Kottayam<text:tab/>3860<text:tab/> <text:s text:c="4"/><text:tab/>12 <text:tab/><text:tab/>KtmB158tmp</text:p>
      <text:p text:style-name="P2">110 <text:tab/><text:tab/>antony <text:s text:c="4"/><text:tab/>Kottayam<text:tab/>9800<text:tab/> <text:s text:c="5"/><text:tab/>8 <text:tab/><text:tab/>KtmP1028</text:p>
      <text:p text:style-name="P2">111 <text:tab/><text:tab/>Meeran <text:s text:c="4"/><text:tab/>Trichur<text:tab/>6700<text:tab/> <text:s text:c="5"/><text:tab/>6 <text:tab/><text:tab/>R3085</text:p>
      <text:p text:style-name="P2"/>
      <text:p text:style-name="P2">-----<text:span text:style-name="T2">QUERIES-----</text:span></text:p>
      <text:p text:style-name="P2"/>
      <text:p text:style-name="P7">1. <text:span text:style-name="T4">Select all customers with a customer name starting with “a”.</text:span></text:p>
      <text:p text:style-name="P7"/>
      <text:p text:style-name="P7">SQL&gt; SELECT * FROM CUSTOMER1 WHERE SUBSTR(cust_name,1,1) in ('a');</text:p>
      <text:p text:style-name="P7"/>
      <text:p text:style-name="P3">CUST_ID <text:tab/>CUST_NAME <text:s/>CITY<text:tab/> <text:s text:c="5"/><text:tab/>AMOUNT <text:s text:c="2"/><text:tab/>DISCOUNT <text:tab/>SALESMAN_ID</text:p>
      <text:p text:style-name="P3">---------- <text:tab/>---------- <text:tab/>----------- <text:tab/>---------- <text:tab/>---------- <text:tab/>------------</text:p>
      <text:p text:style-name="P3">110 <text:tab/><text:tab/>antony <text:s text:c="4"/><text:tab/>Kottayam<text:tab/>9800<text:tab/> <text:s text:c="5"/><text:tab/>8 <text:tab/><text:tab/>KtmP1028</text:p>
      <text:p text:style-name="P7"/>
      <text:p text:style-name="P9">2. Select all customers with a customer name starting with “a” or “A”.</text:p>
      <text:p text:style-name="P9"/>
      <text:p text:style-name="P9">SQL&gt; SELECT * FROM CUSTOMER1 WHERE SUBSTR(cust_name,1,1) in ('a','A');</text:p>
      <text:p text:style-name="P3">CUST_ID <text:tab/>CUST_NAME <text:s/>CITY<text:tab/> <text:s text:c="5"/><text:tab/>AMOUNT <text:s text:c="2"/><text:tab/>DISCOUNT <text:tab/>SALESMAN_ID</text:p>
      <text:p text:style-name="P3">---------- <text:tab/>---------- <text:tab/>----------- <text:tab/>---------- <text:tab/>---------- <text:tab/>------------</text:p>
      <text:p text:style-name="P3">109 <text:tab/><text:tab/>Anurag <text:s text:c="4"/><text:tab/>Kottayam<text:tab/>3860<text:tab/> <text:s text:c="4"/><text:tab/>12 <text:tab/><text:tab/>KtmB158tmp</text:p>
      <text:p text:style-name="P3">110 <text:tab/><text:tab/>antony <text:s text:c="4"/><text:tab/>Kottayam<text:tab/>9800<text:tab/> <text:s text:c="5"/><text:tab/>8 <text:tab/><text:tab/>KtmP1028</text:p>
      <text:p text:style-name="P8"/>
      <text:p text:style-name="P9">3. Modify customer names such that all customer names start with a capital letter.</text:p>
      <text:p text:style-name="P9"/>
      <text:p text:style-name="P9">SQL&gt; UPDATE CUSTOMER1 SET cust_name=CONCAT(UPPER(SUBSTR(cust_name,1,1)),SUBSTR(cust_name,2));</text:p>
      <text:p text:style-name="P9"/>
      <text:p text:style-name="P9">11 rows updated.</text:p>
      <text:p text:style-name="P9"/>
      <text:p text:style-name="P9">SQL&gt; select * from CUSTOMER1;</text:p>
      <text:p text:style-name="P9"/>
      <text:p text:style-name="P3">CUST_ID <text:tab/>CUST_NAME <text:s/>CITY<text:tab/> <text:s text:c="5"/><text:tab/>AMOUNT <text:s text:c="2"/><text:tab/>DISCOUNT <text:tab/>SALESMAN_ID</text:p>
      <text:p text:style-name="P3">---------- <text:tab/>---------- <text:tab/>----------- <text:tab/>---------- <text:tab/>---------- <text:tab/>------------</text:p>
      <text:p text:style-name="P3">100 <text:tab/><text:tab/>Deepa <text:s text:c="5"/><text:tab/>Trivandrum<text:tab/>1050<text:tab/> <text:s text:c="5"/><text:tab/>2 <text:tab/><text:tab/>K0010</text:p>
      <text:p text:style-name="P3">101 <text:tab/><text:tab/>Don<text:tab/> <text:s text:c="5"/><text:tab/>Trivandrum<text:tab/>8040<text:tab/> <text:s text:c="5"/><text:tab/>4 <text:tab/><text:tab/>K0010</text:p>
      <text:p text:style-name="P3">102 <text:tab/><text:tab/>Manacy <text:s text:c="4"/><text:tab/>Kollam<text:tab/>20030<text:tab/> <text:s text:c="5"/><text:tab/>6 <text:tab/><text:tab/>A200tmp</text:p>
      <text:p text:style-name="P3">103 <text:tab/><text:tab/>Karthika <text:s text:c="2"/><text:tab/>Ernakulam <text:tab/>8400<text:tab/> <text:s text:c="4"/><text:tab/>20 <text:tab/><text:tab/>EkmX1050</text:p>
      <text:p text:style-name="P3">104 <text:tab/><text:tab/>Tulasi <text:s text:c="4"/><text:tab/>Ernakulam <text:tab/>2500<text:tab/> <text:s text:c="5"/><text:tab/>2 <text:tab/><text:tab/>EkmY2342</text:p>
      <text:p text:style-name="P3">105 <text:tab/><text:tab/>Roy<text:tab/> <text:s text:c="5"/><text:tab/>Trivandrum<text:tab/>2900<text:tab/> <text:s text:c="5"/><text:tab/>4 <text:tab/><text:tab/>L1045</text:p>
      <text:p text:style-name="P3">106 <text:tab/><text:tab/>Vivek <text:s text:c="4"/><text:tab/>Trivandrum<text:tab/>3200<text:tab/> <text:s text:c="5"/><text:tab/>8 <text:tab/><text:tab/>L1045</text:p>
      <text:p text:style-name="P3">108 <text:tab/><text:tab/>Bhasi <text:s text:c="5"/><text:tab/>Kottayam<text:tab/>12860<text:tab/> <text:s text:c="4"/><text:tab/>10 <text:tab/><text:tab/>KtmP1028</text:p>
      <text:p text:style-name="P3">109 <text:tab/><text:tab/>Anurag <text:s text:c="4"/><text:tab/>Kottayam<text:tab/>3860<text:tab/> <text:s text:c="4"/><text:tab/>12 <text:tab/><text:tab/>KtmB158tmp</text:p>
      <text:p text:style-name="P3">110 <text:tab/><text:tab/><text:span text:style-name="T5">A</text:span>ntony <text:s text:c="4"/><text:tab/>Kottayam<text:tab/>9800<text:tab/> <text:s text:c="5"/><text:tab/>8 <text:tab/><text:tab/>KtmP1028</text:p>
      <text:p text:style-name="P3">111 <text:tab/><text:tab/>Meeran <text:s text:c="4"/><text:tab/>Trichur<text:tab/>6700<text:tab/> <text:s text:c="5"/><text:tab/>6 <text:tab/><text:tab/>R3085</text:p>
      <text:p text:style-name="P9"/>
      <text:p text:style-name="P9">4. Find city values ending with “a”.</text:p>
      <text:p text:style-name="P9"/>
      <text:p text:style-name="P9">SQL&gt; SELECT city FROM CUSTOMER1 WHERE city LIKE '%a';</text:p>
      <text:p text:style-name="P9"/>
      <text:p text:style-name="P9">no rows selected</text:p>
      <text:p text:style-name="P9"/>
      <text:p text:style-name="P9">5. Return first 3 characters of salesman_ID.</text:p>
      <text:p text:style-name="P9"><text:soft-page-break/></text:p>
      <text:p text:style-name="P9">SQL&gt; SELECT SUBSTR(salesman_id,1,3) <text:span text:style-name="T5">AS salesman_id </text:span>FROM CUSTOMER1;</text:p>
      <text:p text:style-name="P9"/>
      <text:p text:style-name="P11">SALESMAN_ID</text:p>
      <text:p text:style-name="P9">------------</text:p>
      <text:p text:style-name="P9">K00</text:p>
      <text:p text:style-name="P9">K00</text:p>
      <text:p text:style-name="P9">A20</text:p>
      <text:p text:style-name="P9">Ekm</text:p>
      <text:p text:style-name="P9">Ekm</text:p>
      <text:p text:style-name="P9">L10</text:p>
      <text:p text:style-name="P9">L10</text:p>
      <text:p text:style-name="P9">Ktm</text:p>
      <text:p text:style-name="P9">Ktm</text:p>
      <text:p text:style-name="P9">Ktm</text:p>
      <text:p text:style-name="P9">R30</text:p>
      <text:p text:style-name="P9"/>
      <text:p text:style-name="P9">11 rows selected.</text:p>
      <text:p text:style-name="P9"/>
      <text:p text:style-name="P9">6. Find salesmanids with “tmp” in any position.</text:p>
      <text:p text:style-name="P9"/>
      <text:p text:style-name="P9">SQL&gt; SELECT salesman_id FROM CUSTOMER1 WHERE salesman_id like '%tmp%';</text:p>
      <text:p text:style-name="P9"/>
      <text:p text:style-name="P9">SALESMAN_ID</text:p>
      <text:p text:style-name="P9">------------</text:p>
      <text:p text:style-name="P9">A200tmp</text:p>
      <text:p text:style-name="P9">KtmB158tmp</text:p>
      <text:p text:style-name="P9"/>
      <text:p text:style-name="P9">7. Find count of city values that start with “T”.</text:p>
      <text:p text:style-name="P9"/>
      <text:p text:style-name="P9">SQL&gt; SELECT count(*) AS t_city FROM CUSTOMER1 WHERE SUBSTR(city,1,1) IN ('T');</text:p>
      <text:p text:style-name="P9"/>
      <text:p text:style-name="P9">T_CITY</text:p>
      <text:p text:style-name="P9">----------</text:p>
      <text:p text:style-name="P9">5</text:p>
      <text:p text:style-name="P9"/>
      <text:p text:style-name="P9">8. Select customer names starting with D and of atleast 4 characters.</text:p>
      <text:p text:style-name="P9"/>
      <text:p text:style-name="P9">SQL&gt; SELECT cust_name FROM CUSTOMER1 WHERE SUBSTR(cust_name,1,1) in ('D') AND LENGTH(cust_name)&gt;=4;</text:p>
      <text:p text:style-name="P9"/>
      <text:p text:style-name="P9">CUST_NAME</text:p>
      <text:p text:style-name="P9">----------</text:p>
      <text:p text:style-name="P9">Deepa</text:p>
      <text:p text:style-name="P9"/>
      <text:p text:style-name="P9">9. Find city values that start with “K” and are at least 2 characters in length.</text:p>
      <text:p text:style-name="P9"/>
      <text:p text:style-name="P9">SQL&gt; SELECT <text:span text:style-name="T6">DISTINCT(</text:span>city<text:span text:style-name="T6">)</text:span> FROM CUSTOMER1 WHERE SUBSTR(city,1,1) in ('K') AND LENGTH(city)&gt;=2;</text:p>
      <text:p text:style-name="P9"/>
      <text:p text:style-name="P9">CITY</text:p>
      <text:p text:style-name="P9">-----------</text:p>
      <text:p text:style-name="P9"><text:soft-page-break/>Kollam</text:p>
      <text:p text:style-name="P9">Kottayam</text:p>
      <text:p text:style-name="P9"/>
      <text:p text:style-name="P9">10. Find city values that start with “K” and are at least 7 characters in length.</text:p>
      <text:p text:style-name="P9"/>
      <text:p text:style-name="P10">SQL&gt; SELECT DISTINCT(city) FROM CUSTOMER1 WHERE SUBSTR(city,1,1) in ('K') AND LENGTH(city)&gt;=7;</text:p>
      <text:p text:style-name="P10"/>
      <text:p text:style-name="P10">CITY</text:p>
      <text:p text:style-name="P10">-----------</text:p>
      <text:p text:style-name="P10">Kottayam</text:p>
      <text:p text:style-name="P10"/>
      <text:p text:style-name="P9">11. Find city values that start with “K” and ends with “m”.</text:p>
      <text:p text:style-name="P9"/>
      <text:p text:style-name="P9">SQL&gt; SELECT DISTINCT(city) FROM CUSTOMER1 WHERE city LIKE 'K%m';</text:p>
      <text:p text:style-name="P9"/>
      <text:p text:style-name="P9">CITY</text:p>
      <text:p text:style-name="P9">-----------</text:p>
      <text:p text:style-name="P9">Kottayam</text:p>
      <text:p text:style-name="P9">Kollam</text:p>
      <text:p text:style-name="P9"/>
      <text:p text:style-name="P9">12. Display salesman details with salesman_ID,total amount given as discount and maximum discount provided by him in percentage with “%” symbol.</text:p>
      <text:p text:style-name="P9"/>
      <text:p text:style-name="P9">SQL&gt; SELECT salesman_id,SUM(discount/100*amount) AS tot_amt,CONCAT(MAX(discount),'%') AS max_dis FROM CUSTOMER1 GROUP BY salesman_id;</text:p>
      <text:p text:style-name="P9"/>
      <text:p text:style-name="P9">SALESMAN_ID<text:tab/>TOT_AMT <text:tab/>MAX_DIS</text:p>
      <text:p text:style-name="P9">---------------------- <text:tab/>---------------<text:tab/>--------------</text:p>
      <text:p text:style-name="P9">A200tmp <text:tab/> <text:tab/>1201.8 <text:tab/>6%</text:p>
      <text:p text:style-name="P9">EkmX1050<text:tab/> <text:s text:c="2"/><text:tab/>1680 <text:tab/><text:tab/>20%</text:p>
      <text:p text:style-name="P9">KtmB158tmp<text:tab/> <text:s/><text:tab/>463.2 <text:tab/><text:tab/>12%</text:p>
      <text:p text:style-name="P9">R3085<text:tab/><text:tab/> <text:s text:c="3"/><text:tab/>402 <text:tab/><text:tab/>6%</text:p>
      <text:p text:style-name="P9">KtmP1028<text:tab/> <text:s text:c="2"/><text:tab/>2070 <text:tab/><text:tab/>10%</text:p>
      <text:p text:style-name="P9">K0010<text:tab/><text:tab/> <text:s/><text:tab/>342.6 <text:tab/><text:tab/>4%</text:p>
      <text:p text:style-name="P9">L1045<text:tab/><text:tab/> <text:s text:c="3"/><text:tab/>372 <text:tab/><text:tab/>8%</text:p>
      <text:p text:style-name="P9">EkmY2342<text:tab/> <text:s text:c="4"/><text:tab/>50 <text:tab/><text:tab/>2%</text:p>
      <text:p text:style-name="P9"/>
      <text:p text:style-name="P9">13. Display city names in uppercase.</text:p>
      <text:p text:style-name="P9"/>
      <text:p text:style-name="P9">SQL&gt; SELECT UPPER(city) FROM CUSTOMER1; <text:s text:c="2"/></text:p>
      <text:p text:style-name="P9"/>
      <text:p text:style-name="P9">UPPER(CITY)</text:p>
      <text:p text:style-name="P9">-----------</text:p>
      <text:p text:style-name="P9">TRIVANDRUM</text:p>
      <text:p text:style-name="P9">TRIVANDRUM</text:p>
      <text:p text:style-name="P9">KOLLAM</text:p>
      <text:p text:style-name="P9">ERNAKULAM</text:p>
      <text:p text:style-name="P9">ERNAKULAM</text:p>
      <text:p text:style-name="P9">TRIVANDRUM</text:p>
      <text:p text:style-name="P9">TRIVANDRUM</text:p>
      <text:p text:style-name="P9"><text:soft-page-break/>KOTTAYAM</text:p>
      <text:p text:style-name="P9">KOTTAYAM</text:p>
      <text:p text:style-name="P9">KOTTAYAM</text:p>
      <text:p text:style-name="P9">TRICHUR</text:p>
      <text:p text:style-name="P9"/>
      <text:p text:style-name="P9">14. Update salesman_ID of all salesman from Ernakulam by removing the prefix “Ekm”.</text:p>
      <text:p text:style-name="P9"/>
      <text:p text:style-name="P9">SQL&gt; UPDATE CUSTOMER1 SET salesman_id=SUBSTR(salesman_id,4) WHERE salesman_id LIKE'Ekm%';</text:p>
      <text:p text:style-name="P9"/>
      <text:p text:style-name="P9">2 rows updated.</text:p>
      <text:p text:style-name="P9"/>
      <text:p text:style-name="P9">SQL&gt; SELECT * FROM CUSTOMER1;</text:p>
      <text:p text:style-name="P9"/>
      <text:p text:style-name="P4">CUST_ID <text:tab/>CUST_NAME <text:s/>CITY<text:tab/> <text:s text:c="5"/><text:tab/>AMOUNT <text:s text:c="2"/><text:tab/>DISCOUNT <text:tab/>SALESMAN_ID</text:p>
      <text:p text:style-name="P4">---------- <text:tab/>---------- <text:tab/>----------- <text:tab/>---------- <text:tab/>---------- <text:tab/>------------</text:p>
      <text:p text:style-name="P4">100 <text:tab/><text:tab/>Deepa <text:s text:c="5"/><text:tab/>Trivandrum<text:tab/>1050<text:tab/> <text:s text:c="5"/><text:tab/>2 <text:tab/><text:tab/>K0010</text:p>
      <text:p text:style-name="P4">101 <text:tab/><text:tab/>Don<text:tab/> <text:s text:c="5"/><text:tab/>Trivandrum<text:tab/>8040<text:tab/> <text:s text:c="5"/><text:tab/>4 <text:tab/><text:tab/>K0010</text:p>
      <text:p text:style-name="P4">102 <text:tab/><text:tab/>Manacy <text:s text:c="4"/><text:tab/>Kollam<text:tab/>20030<text:tab/> <text:s text:c="5"/><text:tab/>6 <text:tab/><text:tab/>A200tmp</text:p>
      <text:p text:style-name="P4">103 <text:tab/><text:tab/>Karthika <text:s text:c="2"/><text:tab/>Ernakulam <text:tab/>8400<text:tab/> <text:s text:c="4"/><text:tab/>20 <text:tab/><text:tab/>X1050</text:p>
      <text:p text:style-name="P4">104 <text:tab/><text:tab/>Tulasi <text:s text:c="4"/><text:tab/>Ernakulam <text:tab/>2500<text:tab/> <text:s text:c="5"/><text:tab/>2 <text:tab/><text:tab/>Y2342</text:p>
      <text:p text:style-name="P4">105 <text:tab/><text:tab/>Roy<text:tab/> <text:s text:c="5"/><text:tab/>Trivandrum<text:tab/>2900<text:tab/> <text:s text:c="5"/><text:tab/>4 <text:tab/><text:tab/>L1045</text:p>
      <text:p text:style-name="P4">106 <text:tab/><text:tab/>Vivek <text:s text:c="4"/><text:tab/>Trivandrum<text:tab/>3200<text:tab/> <text:s text:c="5"/><text:tab/>8 <text:tab/><text:tab/>L1045</text:p>
      <text:p text:style-name="P4">108 <text:tab/><text:tab/>Bhasi <text:s text:c="5"/><text:tab/>Kottayam<text:tab/>12860<text:tab/> <text:s text:c="4"/><text:tab/>10 <text:tab/><text:tab/>KtmP1028</text:p>
      <text:p text:style-name="P4">109 <text:tab/><text:tab/>Anurag <text:s text:c="4"/><text:tab/>Kottayam<text:tab/>3860<text:tab/> <text:s text:c="4"/><text:tab/>12 <text:tab/><text:tab/>KtmB158tmp</text:p>
      <text:p text:style-name="P4">110 <text:tab/><text:tab/>antony <text:s text:c="4"/><text:tab/>Kottayam<text:tab/>9800<text:tab/> <text:s text:c="5"/><text:tab/>8 <text:tab/><text:tab/>KtmP1028</text:p>
      <text:p text:style-name="P4">111 <text:tab/><text:tab/>Meeran <text:s text:c="4"/><text:tab/>Trichur<text:tab/>6700<text:tab/> <text:s text:c="5"/><text:tab/>6 <text:tab/><text:tab/>R3085</text:p>
      <text:p text:style-name="P9"/>
      <text:p text:style-name="P9">15. Display total sales amount of each salesperson till today with today’s date in dd-mm-yyyy.</text:p>
      <text:p text:style-name="P9"/>
      <text:p text:style-name="P9">SQL&gt; SELECT salesman_id,SUM(amount),TO_CHAR(current_date,'dd-mon-yyyy') AS today_date FROM CUSTOMER1 GROUP BY salesman_id;</text:p>
      <text:p text:style-name="P9"/>
      <text:p text:style-name="P9">SALESMAN_ID <text:s/><text:tab/>SUM(AMOUNT) <text:tab/>TODAY_DATE</text:p>
      <text:p text:style-name="P9">------------ <text:tab/><text:tab/>----------- <text:tab/><text:tab/>--------------------</text:p>
      <text:p text:style-name="P9">X1050<text:tab/><text:tab/> <text:s text:c="3"/><text:tab/>8400 <text:tab/><text:tab/><text:tab/>10-dec-2021</text:p>
      <text:p text:style-name="P9">A200tmp <text:tab/> <text:s text:c="2"/><text:tab/>20030 <text:tab/><text:tab/><text:tab/>10-dec-2021</text:p>
      <text:p text:style-name="P9">Y2342<text:tab/><text:tab/> <text:s text:c="3"/><text:tab/>2500 <text:tab/><text:tab/><text:tab/>10-dec-2021</text:p>
      <text:p text:style-name="P9">KtmB158tmp<text:tab/> <text:s text:c="3"/><text:tab/>3860 <text:tab/><text:tab/><text:tab/>10-dec-2021</text:p>
      <text:p text:style-name="P9">R3085<text:tab/><text:tab/> <text:s text:c="3"/><text:tab/>6700 <text:tab/><text:tab/><text:tab/>10-dec-2021</text:p>
      <text:p text:style-name="P9">KtmP1028<text:tab/> <text:s text:c="2"/><text:tab/>22660 <text:tab/><text:tab/><text:tab/>10-dec-2021</text:p>
      <text:p text:style-name="P9">K0010<text:tab/><text:tab/> <text:s text:c="3"/><text:tab/>9090 <text:tab/><text:tab/><text:tab/>10-dec-2021</text:p>
      <text:p text:style-name="P9">L1045<text:tab/><text:tab/> <text:s text:c="3"/><text:tab/>6100 <text:tab/><text:tab/><text:tab/>10-dec-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0T14:04:38.053548162</meta:creation-date>
    <dc:date>2021-12-10T15:30:57.370889879</dc:date>
    <meta:editing-duration>PT38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181" meta:word-count="860" meta:character-count="7372" meta:non-whitespace-character-count="5850"/>
  </office:meta>
</office:document-meta>
</file>